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style-name="gr1" draw:text-style-name="P1" svg:width="15.999cm" svg:height="8.999cm" svg:x="6.571cm" svg:y="0.87cm">
            <draw:object draw:notify-on-update-of-ranges="Аркуш1.A1:Аркуш1.A1 Аркуш1.A2:Аркуш1.A501 Аркуш1.B1:Аркуш1.B1 Аркуш1.B2:Аркуш1.B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5.797cm" svg:y="10.01cm">
            <draw:object draw:notify-on-update-of-ranges="Аркуш1.A2:Аркуш1.A54 Аркуш1.B1:Аркуш1.B1 Аркуш1.B2:Аркуш1.B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KTERIE</text:p>
          </table:table-cell>
          <table:table-cell office:value-type="string" calcext:value-type="string">
            <text:p><text:s/>PEŁZACZ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93" calcext:value-type="float">
            <text:p>1599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224" calcext:value-type="float">
            <text:p>3022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578" calcext:value-type="float">
            <text:p>5057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1688" calcext:value-type="float">
            <text:p>8168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23438" calcext:value-type="float">
            <text:p>12343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88779" calcext:value-type="float">
            <text:p>188779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277421" calcext:value-type="float">
            <text:p>277421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399202" calcext:value-type="float">
            <text:p>399202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float" office:value="583505" calcext:value-type="float">
            <text:p>583505</text:p>
          </table:table-cell>
          <table:table-cell office:value-type="float" office:value="11664" calcext:value-type="float">
            <text:p>11664</text:p>
          </table:table-cell>
        </table:table-row>
        <table:table-row table:style-name="ro1">
          <table:table-cell office:value-type="float" office:value="730388" calcext:value-type="float">
            <text:p>730388</text:p>
          </table:table-cell>
          <table:table-cell office:value-type="float" office:value="17929" calcext:value-type="float">
            <text:p>17929</text:p>
          </table:table-cell>
        </table:table-row>
        <table:table-row table:style-name="ro1">
          <table:table-cell office:value-type="float" office:value="1003397" calcext:value-type="float">
            <text:p>1003397</text:p>
          </table:table-cell>
          <table:table-cell office:value-type="float" office:value="57685" calcext:value-type="float">
            <text:p>57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 style:data-style-name="N2" text:time-value="20:05:25.965000000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4T19:05:46.203000000</meta:creation-date>
    <dc:date>2021-01-14T20:16:36.462000000</dc:date>
    <meta:editing-duration>PT46M19S</meta:editing-duration>
    <meta:editing-cycles>5</meta:editing-cycles>
    <meta:generator>LibreOffice/7.0.0.3$Windows_X86_64 LibreOffice_project/8061b3e9204bef6b321a21033174034a5e2ea88e</meta:generator>
    <meta:document-statistic meta:table-count="1" meta:cell-count="10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3.952cm" style:legend-expansion="high" chart:style-name="ch2"/>
        <chart:plot-area chart:style-name="ch3" table:cell-range-address="Аркуш1.A1:Аркуш1.B501" chart:data-source-has-labels="row" svg:x="0.32cm" svg:y="0.18cm" svg:width="12.111cm" svg:height="8.64cm">
          <chart:coordinate-region svg:x="1.867cm" svg:y="0.301cm" svg:width="10.56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Аркуш1.A2:Аркуш1.A501" chart:label-cell-address="Аркуш1.A1:Аркуш1.A1" chart:class="chart:line">
            <chart:data-point chart:repeated="500"/>
          </chart:series>
          <chart:series chart:style-name="ch7" chart:values-cell-range-address="Аркуш1.B2:Аркуш1.B501" chart:label-cell-address="Аркуш1.B1:Аркуш1.B1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KTERIE</text:p>
                <draw:g>
                  <svg:desc>Аркуш1.A1:Аркуш1.A1</svg:desc>
                </draw:g>
              </table:table-cell>
              <table:table-cell office:value-type="string">
                <text:p> 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Аркуш1.A2:Аркуш1.A501</svg:desc>
                </draw:g>
              </table:table-cell>
              <table:table-cell office:value-type="float" office:value="500">
                <text:p>500</text:p>
                <draw:g>
                  <svg:desc>Аркуш1.B2:Аркуш1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">
                <text:p>1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">
                <text:p>1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">
                <text:p>2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">
                <text:p>2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">
                <text:p>2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1">
                <text:p>2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3">
                <text:p>2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3">
                <text:p>28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8">
                <text:p>26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9">
                <text:p>2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">
                <text:p>17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6">
                <text:p>1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">
                <text:p>10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">
                <text:p>1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">
                <text:p>1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">
                <text:p>1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3">
                <text:p>1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">
                <text:p>1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">
                <text:p>1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">
                <text:p>15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84">
                <text:p>65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93">
                <text:p>159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224">
                <text:p>3022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578">
                <text:p>5057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688">
                <text:p>8168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438">
                <text:p>12343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779">
                <text:p>188779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7421">
                <text:p>277421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202">
                <text:p>399202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3505">
                <text:p>583505</text:p>
              </table:table-cell>
              <table:table-cell office:value-type="float" office:value="11664">
                <text:p>116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0388">
                <text:p>730388</text:p>
              </table:table-cell>
              <table:table-cell office:value-type="float" office:value="17929">
                <text:p>179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3397">
                <text:p>1003397</text:p>
              </table:table-cell>
              <table:table-cell office:value-type="float" office:value="57685">
                <text:p>576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Аркуш1.A2:Аркуш1.B54 Аркуш1.B1:Аркуш1.B1" chart:data-source-has-labels="row" svg:x="1.331cm" svg:y="0.18cm" svg:width="14.349cm" svg:height="7.659cm">
          <chart:coordinate-region svg:x="2.508cm" svg:y="0.379cm" svg:width="12.523cm" svg:height="6.813cm"/>
          <chart:axis chart:dimension="x" chart:name="primary-x" chart:style-name="ch3">
            <chart:title svg:x="7.852cm" svg:y="8.019cm" chart:style-name="ch4">
              <text:p>Bakterie</text:p>
            </chart:title>
          </chart:axis>
          <chart:axis chart:dimension="y" chart:name="primary-y" chart:style-name="ch5">
            <chart:title svg:x="0.451cm" svg:y="4.728cm" chart:style-name="ch6">
              <text:p>Pełzacze</text:p>
            </chart:title>
            <chart:grid chart:style-name="ch7" chart:class="major"/>
          </chart:axis>
          <chart:series chart:style-name="ch8" chart:values-cell-range-address="Аркуш1.B2:Аркуш1.B54" chart:label-cell-address="Аркуш1.B1:Аркуш1.B1" chart:class="chart:scatter">
            <chart:domain table:cell-range-address="Аркуш1.A2:Аркуш1.A54"/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A</text:p>
              </table:table-cell>
              <table:table-cell office:value-type="string">
                <text:p> 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Аркуш1.A2:Аркуш1.A54</svg:desc>
                </draw:g>
              </table:table-cell>
              <table:table-cell office:value-type="float" office:value="500">
                <text:p>500</text:p>
                <draw:g>
                  <svg:desc>Аркуш1.B2:Аркуш1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">
                <text:p>1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">
                <text:p>1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">
                <text:p>2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">
                <text:p>2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">
                <text:p>2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1">
                <text:p>2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3">
                <text:p>2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3">
                <text:p>28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8">
                <text:p>26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9">
                <text:p>2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">
                <text:p>17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6">
                <text:p>1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">
                <text:p>10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">
                <text:p>1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">
                <text:p>1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">
                <text:p>1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3">
                <text:p>1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">
                <text:p>1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">
                <text:p>1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">
                <text:p>15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84">
                <text:p>65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93">
                <text:p>159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224">
                <text:p>3022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578">
                <text:p>5057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688">
                <text:p>8168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438">
                <text:p>12343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779">
                <text:p>188779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7421">
                <text:p>277421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202">
                <text:p>399202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3505">
                <text:p>583505</text:p>
              </table:table-cell>
              <table:table-cell office:value-type="float" office:value="11664">
                <text:p>116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0388">
                <text:p>730388</text:p>
              </table:table-cell>
              <table:table-cell office:value-type="float" office:value="17929">
                <text:p>179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3397">
                <text:p>1003397</text:p>
              </table:table-cell>
              <table:table-cell office:value-type="float" office:value="57685">
                <text:p>57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